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Git; GitHub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PowerShell</text:p>
          </text:list-item>
          <text:list-item>
            <text:p text:style-name="tech-skill">C++</text:p>
          </text:list-item>
          <text:list-item>
            <text:p text:style-name="tech-skill">Android/Linux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ing stuff</text:p>
          </text:list-item>
          <text:list-item>
            <text:p text:style-name="tech-skill">Affinity Photo</text:p>
          </text:list-item>
          <text:list-item>
            <text:p text:style-name="tech-skill">FL Studio</text:p>
          </text:list-item>
          <text:list-item>
            <text:p text:style-name="tech-skill">Microsoft Office</text:p>
          </text:list-item>
          <text:list-item>
            <text:p text:style-name="tech-skill">OBS Studio</text:p>
          </text:list-item>
          <text:list-item>
            <text:p text:style-name="tech-skill">Filmora 13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penDocument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1 GPA</text:span>
						</text:p>
            <text:list text:style-name="edu-list" text:continue-numbering="true">
              <text:list-item>
                <text:p text:style-name="edu-desc">Completed a B.S. in Software Engineering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<text:span text:style-name="edu-sub"> – 3.6 GPA</text:span>
						</text:p>
            <text:list text:style-name="edu-list" text:continue-numbering="true">
              <text:list-item>
                <text:p text:style-name="edu-desc">Majored in Computer Science; graduated with an A.A. in Liberal Arts</text:p>
              </text:list-item>
              <text:list-item>
                <text:p text:style-name="edu-desc">Re-took courses in data structures; enrolled in S.T.E.M.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my most significant production-level full-stack web infrastructure project.</text:p>
            <text:list text:style-name="proj-list" text:continue-numbering="true">
              <text:list-item>
                <text:p text:style-name="proj-desc">Created and scaled a modern Node.JS interface replicating GoAnimate's back-end functionalities</text:p>
              </text:list-item>
              <text:list-item>
                <text:p text:style-name="proj-desc">Reverse-engineered Shockwave Flash files and analyzed legacy ActionScript code</text:p>
              </text:list-item>
              <text:list-item>
                <text:p text:style-name="proj-desc">Delivered hundreds of engaging video experiences by May 2021</text:p>
              </text:list-item>
              <text:list-item>
                <text:p text:style-name="proj-desc">Over 21,000 results on a YouTube query for Wrapper and derivative works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oblox-Script-Executor-CLI">
								<text:span text:style-name="proj-title">
								Rōblox Script Executor</text:span>
							</text:a>was a command-line interface facilitating script execution on Rōblox.</text:p>
            <text:list text:style-name="proj-list" text:continue-numbering="true">
              <text:list-item>
                <text:p text:style-name="proj-desc">Constructed custom syntax for script execution in Luau</text:p>
              </text:list-item>
              <text:list-item>
                <text:p text:style-name="proj-desc">Introduced per-script parameterization for user ease</text:p>
              </text:list-item>
              <text:list-item>
                <text:p text:style-name="proj-desc">Created 142 predefined scripts in a sister repository, many with help pages</text:p>
              </text:list-item>
            </text:list>
          </table:table-cell>
          <table:table-cell table:style-name="date-cell">
            <text:p text:style-name="date">2022-07 / 2023-05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reviewed and contributed code to re-upload videos from my YouTube chanel to the Internet Archive.</text:p>
            <text:list text:style-name="proj-list" text:continue-numbering="true">
              <text:list-item>
                <text:p text:style-name="proj-desc">Addressed apparent bugs within a payload of 234 YouTube videos</text:p>
              </text:list-item>
              <text:list-item>
                <text:p text:style-name="proj-desc">Implemented fixes on GitHub to account for deleted assets</text:p>
              </text:list-item>
              <text:list-item>
                <text:p text:style-name="proj-desc">Intuited yt-dlp's Python interface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that I identified and reported.</text:p>
            <text:list text:style-name="proj-list" text:continue-numbering="true">
              <text:list-item>
                <text:p text:style-name="proj-desc">Bootstrapped effort to release a major security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">
								<text:span text:style-name="proj-title">
								Time is Musical</text:span>
							</text:a>is a musical adaptation of the WWV time station</text:p>
            <text:list text:style-name="proj-list" text:continue-numbering="true">
              <text:list-item>
                <text:p text:style-name="proj-desc">Streamed live on YouTube using FFmpeg's lavfi filter</text:p>
              </text:list-item>
              <text:list-item>
                <text:p text:style-name="proj-desc">Mastered, mixed, and reproduced a composition of five tracks</text:p>
              </text:list-item>
              <text:list-item>
                <text:p text:style-name="proj-desc">Devised an algorithm to uniquely select playing loops per minute</text:p>
              </text:list-item>
              <text:list-item>
                <text:p text:style-name="proj-desc">Produced 42 synth loops using FL Studio 20</text:p>
              </text:list-item>
              <text:list-item>
                <text:p text:style-name="proj-desc">Constructed Python script for stream parameters</text:p>
              </text:list-item>
            </text:list>
          </table:table-cell>
          <table:table-cell table:style-name="date-cell">
            <text:p text:style-name="date">2021-05 / 2022-0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Playing-Webhooky">
								<text:span text:style-name="proj-title">
								Webhooky</text:span>
							</text:a>was a lightweight, database-driven webhook proxy for Rōblox games interacting with Discord's webhook API.</text:p>
            <text:list text:style-name="proj-list" text:continue-numbering="true">
              <text:list-item>
                <text:p text:style-name="proj-desc">Made use of PHP, SQL (MySQL), and PHPMyAdmin to process and store request logs</text:p>
              </text:list-item>
              <text:list-item>
                <text:p text:style-name="proj-desc">Empowered over 200 game developers to transfer data to Discord with my service</text:p>
              </text:list-item>
              <text:list-item>
                <text:p text:style-name="proj-desc">Montored and tracked infrastructure usage stats on cPanel via 000webhost</text:p>
              </text:list-item>
            </text:list>
          </table:table-cell>
          <table:table-cell table:style-name="date-cell">
            <text:p text:style-name="date">2018-02 / 2019-09</text:p>
          </table:table-cell>
        </table:table-row>
        <table:table-row table:style-name="sect-row">
          <table:table-cell table:style-name="sect-cell">
            <text:p text:style-name="proj-head">
							<text:a xlink:href="https://www.roblox.com/games/7073192492/UGC-Spr">
								<text:span text:style-name="proj-title">
								Rōblox Custom Catalogue</text:span>
							</text:a>was a prospective Free marketplace licensed under GNU GPL.</text:p>
            <text:list text:style-name="proj-list" text:continue-numbering="true">
              <text:list-item>
                <text:p text:style-name="proj-desc">Designed a sleek user interface using Rōblox Studio, without third-party libraries</text:p>
              </text:list-item>
              <text:list-item>
                <text:p text:style-name="proj-desc">Enabled potential users to sell hats, accessories, and packages outside the official Rōblox store</text:p>
              </text:list-item>
            </text:list>
          </table:table-cell>
          <table:table-cell table:style-name="date-cell">
            <text:p text:style-name="date">2021-06 / 2022-05</text:p>
          </table:table-cell>
        </table:table-row>
        <table:table-row table:style-name="sect-row">
          <table:table-cell table:style-name="sect-cell">
            <text:p text:style-name="proj-head">
							<text:a xlink:href="https://windows81.github.io">
								<text:span text:style-name="proj-title">
								Windows81.github.io</text:span>
							</text:a>is a personal website hosted on GitHub Pages.</text:p>
            <text:list text:style-name="proj-list" text:continue-numbering="true">
              <text:list-item>
                <text:p text:style-name="proj-desc">Compiled my creative 3D-showcasing work on Rōblox</text:p>
              </text:list-item>
              <text:list-item>
                <text:p text:style-name="proj-desc">Incorporated elements of responsive philosophy</text:p>
              </text:list-item>
              <text:list-item>
                <text:p text:style-name="proj-desc">Hand-coded using HTML and CSS, sans third-party frameworks</text:p>
              </text:list-item>
            </text:list>
          </table:table-cell>
          <table:table-cell table:style-name="date-cell">
            <text:p text:style-name="date">2020-05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Front-end Developer at GameIn<text:span text:style-name="work-sub"> — a tool to match e-sports streamers and paying sponsors</text:span>
						</text:p>
            <text:p text:style-name="work-desc">
							Implemented mobile-responsive pages using Next.js (and thus React) from existing mockups
						</text:p>
            <text:p text:style-name="work-desc">
							Collaborated directly with other developers and C-suite personnel
						</text:p>
            <text:p text:style-name="work-desc">
							Took part in building and presenting a team-wide slide deck in Google Slides with stylistic help from Figma
						</text:p>
          </table:table-cell>
          <table:table-cell table:style-name="date-cell">
            <text:p text:style-name="date">2023-09 / 2024-03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p text:style-name="work-desc">
							Advertised social events with non-profits, such as Islamic Institute of Orange County and Sabil USA
						</text:p>
            <text:p text:style-name="work-desc">
							Additionally, designed real-estate marketing materials for Berkshire Hathaway agents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p text:style-name="work-desc">
							Assisted in the development of a brain-computer interface with graduate students
						</text:p>
            <text:p text:style-name="work-desc">
							Designed user interface for mock-up calibration procedure
						</text:p>
            <text:p text:style-name="work-desc">
							Project coordinated by Professor Kiran George, PhD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table:table-row table:style-name="sect-row">
          <table:table-cell table:style-name="sect-cell">
            <text:p text:style-name="work-title">
							Raising Cane's; El Pollo Loco<text:span text:style-name="work-sub"> (customer service, part-time)</text:span>
						</text:p>
            <text:p text:style-name="work-desc">
							Effectively communicated with customers and team members in a fast-paced environment
						</text:p>
            <text:p text:style-name="work-desc">
							Assumed different roles within the restaurant to support overall operations
						</text:p>
            <text:p text:style-name="work-desc">
							Handled cash transactions and using point-of-sale systems
						</text:p>
            <text:p text:style-name="work-desc">
							Addressed customer concerns and resolving issues in a positive and efficient manner
						</text:p>
            <text:p text:style-name="work-desc">
							Carefully selecting an adequate pricing scheme according to market value
						</text:p>
          </table:table-cell>
          <table:table-cell table:style-name="date-cell">
            <text:p text:style-name="date">2019-08 / 2021-06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5-08 04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